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3-27">
            <text:p>27/03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61">
            <text:p>61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708">
            <text:p>1,708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19">
            <text:p>19.00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707.81">
            <text:p>1,707.81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3-22">
            <text:p>22/03/2023</text:p>
          </table:table-cell>
          <table:table-cell table:style-name="ce20" office:value-type="date" office:date-value="2023-03-27">
            <text:p>27/03/2023</text:p>
          </table:table-cell>
          <table:table-cell table:style-name="ce28"/>
          <table:table-cell table:style-name="ce34"/>
          <table:table-cell table:style-name="ce39" office:value-type="float" office:value="518.18">
            <text:p>518.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3-22">
            <text:p>22/03/2023</text:p>
          </table:table-cell>
          <table:table-cell table:style-name="ce20" office:value-type="date" office:date-value="2023-03-28">
            <text:p>28/03/2023</text:p>
          </table:table-cell>
          <table:table-cell table:style-name="ce28"/>
          <table:table-cell table:style-name="ce34"/>
          <table:table-cell table:style-name="ce39" office:value-type="float" office:value="478.81">
            <text:p>478.81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3-22">
            <text:p>22/03/2023</text:p>
          </table:table-cell>
          <table:table-cell table:style-name="ce20" office:value-type="date" office:date-value="2023-03-28">
            <text:p>28/03/2023</text:p>
          </table:table-cell>
          <table:table-cell table:style-name="ce28"/>
          <table:table-cell table:style-name="ce34"/>
          <table:table-cell table:style-name="ce39" office:value-type="float" office:value="710.82">
            <text:p>710.82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 office:value-type="string">
            <text:p><text:s/></text:p>
          </table:table-cell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number-columns-repeated="2" table:style-name="ce20" office:value-type="string">
            <text:p><text:s/></text:p>
          </table:table-cell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3-22">
            <text:p>22/03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18.18">
            <text:p>518.18 </text:p>
          </table:table-cell>
          <table:table-cell table:style-name="ce52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3-22">
            <text:p>22/03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478.81">
            <text:p>478.81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3-22">
            <text:p>22/03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710.82">
            <text:p>710.82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string" office:string-value=" ">
            <text:p><text:s/>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708">
            <text:p>1,708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2">22/03/2023</text:date>, <text:time>14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2T14:58:09.47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7" meta:object-count="1"/>
  </office:meta>
</office:document-meta>
</file>